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-Bold" svg:font-family="Cambria-Bold"/>
    <style:font-face style:name="Cambria-BoldItalic" svg:font-family="Cambria-BoldItali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 draw:auto-grow-height="false" fo:min-height="5.75cm" fo:min-width="8.499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00" style:font-name="Cambria-Bold" fo:font-size="14pt" fo:font-weight="bold" style:font-name-asian="Cambria-Bold" style:font-size-asian="14pt" style:font-weight-asian="bold" style:font-name-complex="Cambria-Bold" style:font-size-complex="14pt" style:font-weight-complex="bold"/>
    </style:style>
    <style:style style:name="P2" style:family="paragraph">
      <loext:graphic-properties draw:fill="none"/>
      <style:paragraph-properties fo:text-align="center" style:text-autospace="none"/>
      <style:text-properties fo:color="#000000" style:font-name="Cambria-Bold" fo:font-size="14pt" fo:font-weight="bold" style:font-name-asian="Cambria-Bold" style:font-size-asian="14pt" style:font-weight-asian="bold" style:font-name-complex="Cambria-Bold" style:font-size-complex="14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  <style:text-properties style:font-name="Cambria-Bold" fo:font-size="16pt" fo:font-weight="bold" style:font-name-asian="Cambria-Bold" style:font-size-asian="16pt" style:font-weight-asian="bold" style:font-name-complex="Cambria-Bold" style:font-size-complex="16pt" style:font-weight-complex="bold"/>
    </style:style>
    <style:style style:name="P5" style:family="paragraph">
      <style:paragraph-properties style:text-autospace="none"/>
      <style:text-properties fo:color="#000000" style:font-name="Cambria-Bold" fo:font-size="16pt" fo:font-weight="bold" style:font-name-asian="Cambria-Bold" style:font-size-asian="16pt" style:font-weight-asian="bold" style:font-name-complex="Cambria-Bold" style:font-size-complex="16pt" style:font-weight-complex="bold"/>
    </style:style>
    <style:style style:name="P6" style:family="paragraph">
      <style:paragraph-properties style:text-autospace="none"/>
      <style:text-properties fo:color="#000000" style:font-name="Cambria-Bold" fo:font-size="10pt" style:font-name-asian="Cambria-Bold" style:font-size-asian="10pt" style:font-name-complex="Cambria-Bold" style:font-size-complex="10pt"/>
    </style:style>
    <style:style style:name="P7" style:family="paragraph">
      <style:paragraph-properties style:text-autospace="none"/>
      <style:text-properties style:font-name="Cambria-Bold" fo:font-size="14pt" fo:font-weight="bold" style:font-name-asian="Cambria-Bold" style:font-size-asian="14pt" style:font-weight-asian="bold" style:font-name-complex="Cambria-Bold" style:font-size-complex="14pt" style:font-weight-complex="bold"/>
    </style:style>
    <style:style style:name="P8" style:family="paragraph">
      <style:paragraph-properties style:text-autospace="none"/>
      <style:text-properties fo:color="#0000ff" style:font-name="Cambria-Bold" fo:font-size="16pt" fo:font-weight="bold" style:font-name-asian="Cambria-Bold" style:font-size-asian="16pt" style:font-weight-asian="bold" style:font-name-complex="Cambria-Bold" style:font-size-complex="16pt" style:font-weight-complex="bold"/>
    </style:style>
    <style:style style:name="P9" style:family="paragraph">
      <style:paragraph-properties style:text-autospace="none"/>
      <style:text-properties style:font-name="Cambria-Bold" fo:font-size="10pt" style:font-name-asian="Cambria-Bold" style:font-size-asian="10pt" style:font-name-complex="Cambria-Bold" style:font-size-complex="10pt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Cambria-Bold" fo:font-size="14pt" fo:font-style="normal" fo:text-shadow="none" style:text-underline-style="none" fo:font-weight="bold" style:letter-kerning="true" style:font-name-asian="Cambria-Bold" style:font-size-asian="14pt" style:font-style-asian="normal" style:font-weight-asian="bold" style:font-name-complex="Cambria-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mbria-Bold" fo:font-size="14pt" fo:font-style="normal" fo:text-shadow="none" style:text-underline-style="none" fo:font-weight="bold" style:letter-kerning="true" style:font-name-asian="Cambria-Bold" style:font-size-asian="14pt" style:font-style-asian="normal" style:font-weight-asian="bold" style:font-name-complex="Cambria-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mbria-Bold" fo:font-size="16pt" fo:font-style="normal" fo:text-shadow="none" style:text-underline-style="none" fo:font-weight="bold" style:letter-kerning="true" style:font-name-asian="Cambria-Bold" style:font-size-asian="16pt" style:font-style-asian="normal" style:font-weight-asian="bold" style:font-name-complex="Cambria-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Cambria-Bold" fo:font-size="16pt" fo:font-style="normal" fo:text-shadow="none" style:text-underline-style="none" fo:font-weight="bold" style:letter-kerning="true" style:font-name-asian="Cambria-Bold" style:font-size-asian="16pt" style:font-style-asian="normal" style:font-weight-asian="bold" style:font-name-complex="Cambria-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599d" style:text-outline="false" style:text-line-through-style="none" style:text-line-through-type="none" style:font-name="Cambria-Bold" fo:font-size="16pt" fo:font-style="normal" fo:text-shadow="none" style:text-underline-style="none" fo:font-weight="bold" style:letter-kerning="true" style:font-name-asian="Cambria-Bold" style:font-size-asian="16pt" style:font-style-asian="normal" style:font-weight-asian="bold" style:font-name-complex="Cambria-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ambria-BoldItalic" fo:font-size="16pt" fo:font-style="italic" fo:text-shadow="none" style:text-underline-style="none" fo:font-weight="bold" style:letter-kerning="true" style:font-name-asian="Cambria-BoldItalic" style:font-size-asian="16pt" style:font-style-asian="italic" style:font-weight-asian="bold" style:font-name-complex="Cambria-BoldItalic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1"><text:span text:style-name="T1">df.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1"><text:span text:style-name="T3">df.</text:span><text:span text:style-name="T2">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1"><text:span text:style-name="T3">df.</text:span><text:span text:style-name="T2">ax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1"><text:span text:style-name="T3">df.</text:span><text:span text:style-name="T2">colum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><text:span text:style-name="T3">df.</text:span><text:span text:style-name="T2">dtyp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><text:span text:style-name="T3">df.</text:span><text:span text:style-name="T2">emp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><text:span text:style-name="T3">df.</text:span><text:span text:style-name="T2">ftyp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><text:span text:style-name="T3">df.</text:span><text:span text:style-name="T2">i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Access a single value for a</text:span></text:p>
          <text:p text:style-name="P4"><text:span text:style-name="T3">row/column label pai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Transpose index and</text:span></text:p>
          <text:p text:style-name="P4"><text:span text:style-name="T3">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The column labels of the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a list representing</text:span></text:p>
          <text:p text:style-name="P4"><text:span text:style-name="T3">the axes of the 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Indicator whether</text:span></text:p>
          <text:p text:style-name="P4"><text:span text:style-name="T3">DataFrame is empty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 the dtypes in the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Access a single value for a</text:span></text:p>
          <text:p text:style-name="P4"><text:span text:style-name="T3">row/column pair by integer</text:span></text:p>
          <text:p text:style-name="P4"><text:span text:style-name="T3">posi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the ftypes (indication</text:span></text:p>
          <text:p text:style-name="P4"><text:span text:style-name="T3">of sparse/dense and dtype)</text:span></text:p>
          <text:p text:style-name="P4"><text:span text:style-name="T3">in DataFra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1"><text:span text:style-name="T3">df.</text:span><text:span text:style-name="T2">ilo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1"><text:span text:style-name="T3">df.</text:span><text:span text:style-name="T2">ind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1"><text:span text:style-name="T3">df.</text:span><text:span text:style-name="T2">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1"><text:span text:style-name="T3">df.</text:span><text:span text:style-name="T2">lo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><text:span text:style-name="T3">df.</text:span><text:span text:style-name="T2">ndi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><text:span text:style-name="T3">df.</text:span><text:span text:style-name="T2">sha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><text:span text:style-name="T3">df.</text:span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><text:span text:style-name="T3">df.</text:span><text:span text:style-name="T2">sty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4">The index (row labels) of the</text:span></text:p>
          <text:p text:style-name="P4"><text:span text:style-name="T4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4">Purely integer-location</text:span></text:p>
          <text:p text:style-name="P4"><text:span text:style-name="T4">based indexing for selection</text:span></text:p>
          <text:p text:style-name="P4"><text:span text:style-name="T4">by posi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Access a group of rows and</text:span></text:p>
          <text:p text:style-name="P4"><text:span text:style-name="T3">columns by label(s) or a</text:span></text:p>
          <text:p text:style-name="P4"><text:span text:style-name="T3">boolean array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A primarily label-location</text:span></text:p>
          <text:p text:style-name="P4"><text:span text:style-name="T3">based indexer, with integer</text:span></text:p>
          <text:p text:style-name="P4"><text:span text:style-name="T3">position fallback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Return a tuple representing</text:span></text:p>
          <text:p text:style-name="P4"><text:span text:style-name="T3">the dimensionality of the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 an int representing</text:span></text:p>
          <text:p text:style-name="P4"><text:span text:style-name="T3">the number of axes / array</text:span></text:p>
          <text:p text:style-name="P4"><text:span text:style-name="T3">dimens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Property returning a Styler</text:span></text:p>
          <text:p text:style-name="P4"><text:span text:style-name="T3">object containing methods</text:span></text:p>
          <text:p text:style-name="P4"><text:span text:style-name="T3">for building a styled HTML</text:span></text:p>
          <text:p text:style-name="P4"><text:span text:style-name="T3">representation fo the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an int representing</text:span></text:p>
          <text:p text:style-name="P4"><text:span text:style-name="T3">the number of elements in</text:span></text:p>
          <text:p text:style-name="P4"><text:span text:style-name="T3">this objec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1"><text:span text:style-name="T3">df.</text:span><text:span text:style-name="T2">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a Numpy</text:span></text:p>
          <text:p text:style-name="P4"><text:span text:style-name="T3">representation of the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ab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add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add_prefi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add_suffi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agg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aggregat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align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all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Addition of dataframe and</text:span></text:p>
          <text:p text:style-name="P4"><text:span text:style-name="T3">other, element-wise (binary</text:span></text:p>
          <text:p text:style-name="P4"><text:span text:style-name="T3">operator add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a Series/DataFrame</text:span></text:p>
          <text:p text:style-name="P4"><text:span text:style-name="T3">with absolute numeric value</text:span></text:p>
          <text:p text:style-name="P4"><text:span text:style-name="T3">of each elemen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Suffix labels with string suffix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Prefix labels with string</text:span></text:p>
          <text:p text:style-name="P4"><text:span text:style-name="T3">prefix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Aggregate using one or more</text:span></text:p>
          <text:p text:style-name="P4"><text:span text:style-name="T3">operations over the specified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Aggregate using one or more</text:span></text:p>
          <text:p text:style-name="P4"><text:span text:style-name="T3">operations over the specified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Return whether all elements</text:span></text:p>
          <text:p text:style-name="P4"><text:span text:style-name="T3">are True, potentially over an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Align two objects on their</text:span></text:p>
          <text:p text:style-name="P4"><text:span text:style-name="T3">axes with the specified join</text:span></text:p>
          <text:p text:style-name="P4"><text:span text:style-name="T3">method for each axis Inde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any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appen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apply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applymap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asfreq</text:span><text:span text:style-name="T3">(freq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asof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assign</text:span><text:span text:style-name="T3">(**kwarg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astype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Append rows of other to the</text:span></text:p>
          <text:p text:style-name="P4"><text:span text:style-name="T3">end of this frame, returning a</text:span></text:p>
          <text:p text:style-name="P4"><text:span text:style-name="T3">new 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whether any element</text:span></text:p>
          <text:p text:style-name="P4"><text:span text:style-name="T3">is True over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Apply a function to a</text:span></text:p>
          <text:p text:style-name="P4"><text:span text:style-name="T3">Dataframe elementwis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Apply a function along an axis</text:span></text:p>
          <text:p text:style-name="P4"><text:span text:style-name="T3">of the 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The last row without any NaN</text:span></text:p>
          <text:p text:style-name="P4"><text:span text:style-name="T3">is taken (or the last row</text:span></text:p>
          <text:p text:style-name="P4"><text:span text:style-name="T3">without NaN considering only</text:span></text:p>
          <text:p text:style-name="P4"><text:span text:style-name="T3">the subset of columns in the</text:span></text:p>
          <text:p text:style-name="P4"><text:span text:style-name="T3">case of a DataFram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Convert TimeSeries to</text:span></text:p>
          <text:p text:style-name="P4"><text:span text:style-name="T3">specified frequency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Cast a pandas object to a</text:span></text:p>
          <text:p text:style-name="P4"><text:span text:style-name="T3">specified dtype dtyp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Assign new columns to a</text:span></text:p>
          <text:p text:style-name="P4"><text:span text:style-name="T3">DataFrame, returning a new</text:span></text:p>
          <text:p text:style-name="P4"><text:span text:style-name="T3">object (a copy) with the new</text:span></text:p>
          <text:p text:style-name="P4"><text:span text:style-name="T3">columns added to the original</text:span></text:p>
          <text:p text:style-name="P4"><text:span text:style-name="T3">on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at_time</text:span><text:span text:style-name="T3">(tim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between_tim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bfil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boo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boxplo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clip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clip_lower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clip_upper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Select values between</text:span></text:p>
          <text:p text:style-name="P4"><text:span text:style-name="T3">particular times of the day</text:span></text:p>
          <text:p text:style-name="P4"><text:span text:style-name="T3">(e.g., 9:00-9:30 AM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1"><text:span text:style-name="T3">Select values at particular</text:span></text:p>
          <text:p text:style-name="P1"><text:span text:style-name="T3"><text:s/></text:span><text:span text:style-name="T3">time of day (e.g. 9:30AM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turn the bool of a single</text:span></text:p>
          <text:p text:style-name="P4"><text:span text:style-name="T3">element Pandas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4">Synonym for </text:span><text:span text:style-name="T6">DataFrame.fillna()</text:span></text:p>
          <text:p text:style-name="P5"><text:span text:style-name="T4"><text:s/></text:span><text:span text:style-name="T4">with method='bfill'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Trim values at input</text:span></text:p>
          <text:p text:style-name="P4"><text:span text:style-name="T3">threshold(s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Make a box plot from</text:span></text:p>
          <text:p text:style-name="P4"><text:span text:style-name="T3">DataFrame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Return copy of input with</text:span></text:p>
          <text:p text:style-name="P4"><text:span text:style-name="T3">values above given value(s)</text:span></text:p>
          <text:p text:style-name="P4"><text:span text:style-name="T3">truncate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copy of the input with</text:span></text:p>
          <text:p text:style-name="P4"><text:span text:style-name="T3">values below a threshold</text:span></text:p>
          <text:p text:style-name="P4"><text:span text:style-name="T3">truncat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combine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combine_firs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compoun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8.5cm">
          <text:p text:style-name="P5"><text:span text:style-name="T3">df.</text:span><text:span text:style-name="T5">copy</text:span><text:span text:style-name="T3">( [deep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6"><text:span text:style-name="T4">df.</text:span><text:span text:style-name="T5">corr</text:span><text:span text:style-name="T4">( [method,</text:span></text:p>
          <text:p text:style-name="P5"><text:span text:style-name="T3">min_periods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corrwith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coun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cov</text:span><text:span text:style-name="T3">( [min_periods]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Combine two DataFrame</text:span></text:p>
          <text:p text:style-name="P4"><text:span text:style-name="T3">objects and default to nonnull</text:span></text:p>
          <text:p text:style-name="P4"><text:span text:style-name="T3">values in frame calling</text:span></text:p>
          <text:p text:style-name="P4"><text:span text:style-name="T3">the metho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Add two DataFrame objects</text:span></text:p>
          <text:p text:style-name="P4"><text:span text:style-name="T3">and do not propagate NaN</text:span></text:p>
          <text:p text:style-name="P4"><text:span text:style-name="T3">values, so if for a (column,</text:span></text:p>
          <text:p text:style-name="P4"><text:span text:style-name="T3">time) one frame is missing a</text:span></text:p>
          <text:p text:style-name="P4"><text:span text:style-name="T3">value, it will default to the</text:span></text:p>
          <text:p text:style-name="P4"><text:span text:style-name="T3">other frame’s value (which</text:span></text:p>
          <text:p text:style-name="P4"><text:span text:style-name="T3">might be NaN as well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Make a copy of this object’s</text:span></text:p>
          <text:p text:style-name="P4"><text:span text:style-name="T3">indices and data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the compound</text:span></text:p>
          <text:p text:style-name="P4"><text:span text:style-name="T3">percentage of the values for</text:span></text:p>
          <text:p text:style-name="P4"><text:span text:style-name="T3">the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Compute pairwise correlation</text:span></text:p>
          <text:p text:style-name="P4"><text:span text:style-name="T3">between rows or columns of</text:span></text:p>
          <text:p text:style-name="P4"><text:span text:style-name="T3">two DataFrame object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Compute pairwise correlation</text:span></text:p>
          <text:p text:style-name="P4"><text:span text:style-name="T3">of columns, excluding NA/null</text:span></text:p>
          <text:p text:style-name="P4"><text:span text:style-name="T3">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Compute pairwise covariance</text:span></text:p>
          <text:p text:style-name="P4"><text:span text:style-name="T3">of columns, excluding NA/null</text:span></text:p>
          <text:p text:style-name="P4"><text:span text:style-name="T3">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Count non-NA cells for each</text:span></text:p>
          <text:p text:style-name="P4"><text:span text:style-name="T3">column or row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cumma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cummin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cumpro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cumsum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describ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diff</text:span><text:span text:style-name="T3">( [periods, axis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div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divide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Return cumulative minimum</text:span></text:p>
          <text:p text:style-name="P4"><text:span text:style-name="T3">over a DataFrame or Series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cumulative maximum</text:span></text:p>
          <text:p text:style-name="P4"><text:span text:style-name="T3">over a DataFrame or Series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turn cumulative sum over a</text:span></text:p>
          <text:p text:style-name="P4"><text:span text:style-name="T3">DataFrame or Series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cumulative product</text:span></text:p>
          <text:p text:style-name="P4"><text:span text:style-name="T3">over a DataFrame or Series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First discrete difference of</text:span></text:p>
          <text:p text:style-name="P4"><text:span text:style-name="T3">elemen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Generates descriptive</text:span></text:p>
          <text:p text:style-name="P4"><text:span text:style-name="T3">statistics that summarize the</text:span></text:p>
          <text:p text:style-name="P4"><text:span text:style-name="T3">central tendency, dispersion</text:span></text:p>
          <text:p text:style-name="P4"><text:span text:style-name="T3">and shape of a dataset’s</text:span></text:p>
          <text:p text:style-name="P4"><text:span text:style-name="T3">distribution, excluding NaN</text:span></text:p>
          <text:p text:style-name="P4"><text:span text:style-name="T3">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Floating division of dataframe</text:span></text:p>
          <text:p text:style-name="P4"><text:span text:style-name="T3">and other, element-wise</text:span></text:p>
          <text:p text:style-name="P4"><text:span text:style-name="T3">(binary operator truediv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Floating division of dataframe</text:span></text:p>
          <text:p text:style-name="P4"><text:span text:style-name="T3">and other, element-wise</text:span></text:p>
          <text:p text:style-name="P4"><text:span text:style-name="T3">(binary operator truediv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dot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drop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drop_duplicate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dropna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duplicate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eq</text:span><text:span text:style-name="T3">( other[, axis, level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equals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eval</text:span><text:span text:style-name="T3">(expr[, inplace]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Drop specified labels from</text:span></text:p>
          <text:p text:style-name="P4"><text:span text:style-name="T3">rows or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Matrix multiplication with</text:span></text:p>
          <text:p text:style-name="P4"><text:span text:style-name="T3">DataFrame or Series object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move missing 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DataFrame with</text:span></text:p>
          <text:p text:style-name="P4"><text:span text:style-name="T3">duplicate rows removed,</text:span></text:p>
          <text:p text:style-name="P4"><text:span text:style-name="T3">optionally only considering</text:span></text:p>
          <text:p text:style-name="P4"><text:span text:style-name="T3">certain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7"><text:span text:style-name="T3">Equivalent to ==, =!, &lt;=, &lt;, &gt;=, &gt; </text:span></text:p>
          <text:p text:style-name="P7"><text:span text:style-name="T3">with support to choose axis</text:span></text:p>
          <text:p text:style-name="P7"><text:span text:style-name="T3">(rows or columns) </text:span></text:p>
          <text:p text:style-name="P7"><text:span text:style-name="T3">and level for comparis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 boolean Series</text:span></text:p>
          <text:p text:style-name="P4"><text:span text:style-name="T3">denoting duplicate rows,</text:span></text:p>
          <text:p text:style-name="P4"><text:span text:style-name="T3">optionally only considering</text:span></text:p>
          <text:p text:style-name="P4"><text:span text:style-name="T3">certain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Evaluate a string describing</text:span></text:p>
          <text:p text:style-name="P4"><text:span text:style-name="T3">operations on DataFrame</text:span></text:p>
          <text:p text:style-name="P4"><text:span text:style-name="T3">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Determines if two NDFrame</text:span></text:p>
          <text:p text:style-name="P4"><text:span text:style-name="T3">objects contain the same</text:span></text:p>
          <text:p text:style-name="P4"><text:span text:style-name="T3">element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ewm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expanding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ffil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fillna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filter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first</text:span><text:span text:style-name="T3">(offse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first_valid_inde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floordiv</text:span><text:span text:style-name="T3">( other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Provides expanding</text:span></text:p>
          <text:p text:style-name="P4"><text:span text:style-name="T3">transform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Provides exponential</text:span></text:p>
          <text:p text:style-name="P4"><text:span text:style-name="T3">weighted func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Fill NA/NaN values using the</text:span></text:p>
          <text:p text:style-name="P4"><text:span text:style-name="T3">specified metho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Synonym for</text:span></text:p>
          <text:p text:style-name="P8"><text:span text:style-name="T3">DataFrame.fillna</text:span></text:p>
          <text:p text:style-name="P8"><text:span text:style-name="T3">(method='ffill'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Convenience method for</text:span></text:p>
          <text:p text:style-name="P4"><text:span text:style-name="T3">subsetting initial periods of</text:span></text:p>
          <text:p text:style-name="P4"><text:span text:style-name="T3">time series data based on a</text:span></text:p>
          <text:p text:style-name="P4"><text:span text:style-name="T3">date offse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Subset rows or columns of</text:span></text:p>
          <text:p text:style-name="P4"><text:span text:style-name="T3">dataframe according to labels</text:span></text:p>
          <text:p text:style-name="P4"><text:span text:style-name="T3">in the specified index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Integer division of dataframe</text:span></text:p>
          <text:p text:style-name="P4"><text:span text:style-name="T3">and other, element-wise</text:span></text:p>
          <text:p text:style-name="P4"><text:span text:style-name="T3">(binary operator floordiv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index for first non-</text:span></text:p>
          <text:p text:style-name="P4"><text:span text:style-name="T3">NA/null valu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from_dict</text:span><text:span text:style-name="T3">(dat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from_records</text:span><text:span text:style-name="T3">(dat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g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get</text:span><text:span text:style-name="T3">( key[, default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get_dtype_count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get_value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groupby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gt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Convert structured or record</text:span></text:p>
          <text:p text:style-name="P4"><text:span text:style-name="T3">ndarray to 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Construct DataFrame from</text:span></text:p>
          <text:p text:style-name="P4"><text:span text:style-name="T3">dict of array-like or dict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Get item from object for given</text:span></text:p>
          <text:p text:style-name="P4"><text:span text:style-name="T3">key (DataFrame column,</text:span></text:p>
          <text:p text:style-name="P4"><text:span text:style-name="T3">Panel slice, etc.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Wrapper for flexible</text:span></text:p>
          <text:p text:style-name="P4"><text:span text:style-name="T3">comparison methods g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Return an ndarray after</text:span></text:p>
          <text:p text:style-name="P4"><text:span text:style-name="T3">converting sparse values to</text:span></text:p>
          <text:p text:style-name="P4"><text:span text:style-name="T3">dens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 counts of unique</text:span></text:p>
          <text:p text:style-name="P4"><text:span text:style-name="T3">dtypes in this 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Wrapper for flexible</text:span></text:p>
          <text:p text:style-name="P4"><text:span text:style-name="T3">comparison methods g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Group series using mapper</text:span></text:p>
          <text:p text:style-name="P4"><text:span text:style-name="T3">(dict or key function, apply</text:span></text:p>
          <text:p text:style-name="P4"><text:span text:style-name="T3">given function to group,</text:span></text:p>
          <text:p text:style-name="P4"><text:span text:style-name="T3">return result as series) or by</text:span></text:p>
          <text:p text:style-name="P4"><text:span text:style-name="T3">a series of column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head</text:span><text:span text:style-name="T3">( [n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his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idxma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idxmin</text:span><text:span text:style-name="T3">( [axis, skipna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infer_object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info</text:span><text:span text:style-name="T3">( [verbose, 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inser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interpolate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Make a histogram of the</text:span></text:p>
          <text:p text:style-name="P4"><text:span text:style-name="T3">DataFrame’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the first n row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turn index of first</text:span></text:p>
          <text:p text:style-name="P4"><text:span text:style-name="T3">occurrence of minimum over</text:span></text:p>
          <text:p text:style-name="P4"><text:span text:style-name="T3">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index of first</text:span></text:p>
          <text:p text:style-name="P4"><text:span text:style-name="T3">occurrence of maximum over</text:span></text:p>
          <text:p text:style-name="P4"><text:span text:style-name="T3">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Print a concise summary of a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Attempt to infer better dtypes</text:span></text:p>
          <text:p text:style-name="P4"><text:span text:style-name="T3">for object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Interpolate values according</text:span></text:p>
          <text:p text:style-name="P4"><text:span text:style-name="T3">to different method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Insert column into DataFrame</text:span></text:p>
          <text:p text:style-name="P4"><text:span text:style-name="T3">at specified lo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isin</text:span><text:span text:style-name="T3">(value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isna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isnul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item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iteritem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iterrow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4">df.</text:span><text:span text:style-name="T5">itertuples</text:span><text:span text:style-name="T4">( [index, name] 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join</text:span><text:span text:style-name="T3">( other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Detect missing 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boolean DataFrame</text:span></text:p>
          <text:p text:style-name="P4"><text:span text:style-name="T3">showing whether each</text:span></text:p>
          <text:p text:style-name="P4"><text:span text:style-name="T3">element in the DataFrame is</text:span></text:p>
          <text:p text:style-name="P4"><text:span text:style-name="T3">contained in 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Iterator over (column name,</text:span></text:p>
          <text:p text:style-name="P4"><text:span text:style-name="T3">Series) pair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Detect missing 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Iterate over DataFrame rows</text:span></text:p>
          <text:p text:style-name="P4"><text:span text:style-name="T3">as (index, Series) pair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Iterator over (column name,</text:span></text:p>
          <text:p text:style-name="P4"><text:span text:style-name="T3">Series) pair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Join columns with other</text:span></text:p>
          <text:p text:style-name="P4"><text:span text:style-name="T3">DataFrame either on index or</text:span></text:p>
          <text:p text:style-name="P4"><text:span text:style-name="T3">on a key colum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Iterate over DataFrame rows</text:span></text:p>
          <text:p text:style-name="P4"><text:span text:style-name="T3">as namedtuples, with index</text:span></text:p>
          <text:p text:style-name="P4"><text:span text:style-name="T3">value as first element of the</text:span></text:p>
          <text:p text:style-name="P4"><text:span text:style-name="T3">tupl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key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kurt</text:span><text:span text:style-name="T3">( [axis, 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kurtosis</text:span><text:span text:style-name="T3">( [axis, skipna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last</text:span><text:span text:style-name="T3">( offset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last_valid_inde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le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6"><text:span text:style-name="T4">df.</text:span><text:span text:style-name="T5">lookup</text:span><text:span text:style-name="T4">(row_labels,</text:span></text:p>
          <text:p text:style-name="P5"><text:span text:style-name="T3">col_label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lt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Return unbiased kurtosis</text:span></text:p>
          <text:p text:style-name="P4"><text:span text:style-name="T3">over requested axis using</text:span></text:p>
          <text:p text:style-name="P4"><text:span text:style-name="T3">Fisher’s definition of kurtosis</text:span></text:p>
          <text:p text:style-name="P4"><text:span text:style-name="T3">(kurtosis of normal == 0.0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Get the ‘info axis’ (see</text:span></text:p>
          <text:p text:style-name="P4"><text:span text:style-name="T3">Indexing for more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Convenience method for</text:span></text:p>
          <text:p text:style-name="P4"><text:span text:style-name="T3">subsetting final periods of</text:span></text:p>
          <text:p text:style-name="P4"><text:span text:style-name="T3">time series data based on a</text:span></text:p>
          <text:p text:style-name="P4"><text:span text:style-name="T3">date offse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unbiased kurtosis</text:span></text:p>
          <text:p text:style-name="P4"><text:span text:style-name="T3">over requested axis using</text:span></text:p>
          <text:p text:style-name="P4"><text:span text:style-name="T3">Fisher’s definition of kurtosis</text:span></text:p>
          <text:p text:style-name="P4"><text:span text:style-name="T3">(kurtosis of normal == 0.0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Wrapper for flexible</text:span></text:p>
          <text:p text:style-name="P4"><text:span text:style-name="T3">comparison methods 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 index for last non-</text:span></text:p>
          <text:p text:style-name="P4"><text:span text:style-name="T3">NA/null valu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Wrapper for flexible</text:span></text:p>
          <text:p text:style-name="P4"><text:span text:style-name="T3">comparison methods l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Label-based “fancy indexing”</text:span></text:p>
          <text:p text:style-name="P4"><text:span text:style-name="T3">function for DataFra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ma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mask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max</text:span><text:span text:style-name="T3">( [axis, skipna, 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mean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median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mel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memory_usag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merge</text:span><text:span text:style-name="T3">(rig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Return an object of same</text:span></text:p>
          <text:p text:style-name="P4"><text:span text:style-name="T3">shape as self and whose</text:span></text:p>
          <text:p text:style-name="P4"><text:span text:style-name="T3">corresponding entries are</text:span></text:p>
          <text:p text:style-name="P4"><text:span text:style-name="T3">from self where cond is False</text:span></text:p>
          <text:p text:style-name="P4"><text:span text:style-name="T3">and otherwise are from othe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the mean absolute</text:span></text:p>
          <text:p text:style-name="P4"><text:span text:style-name="T3">deviation of the values for the</text:span></text:p>
          <text:p text:style-name="P4"><text:span text:style-name="T3">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turn the mean of the values</text:span></text:p>
          <text:p text:style-name="P4"><text:span text:style-name="T3">for the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This method returns the</text:span></text:p>
          <text:p text:style-name="P4"><text:span text:style-name="T3">maximum of the values in the</text:span></text:p>
          <text:p text:style-name="P4"><text:span text:style-name="T3">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“</text:span><text:span text:style-name="T3">Unpivots” a DataFrame from</text:span></text:p>
          <text:p text:style-name="P4"><text:span text:style-name="T3">wide format to long format,</text:span></text:p>
          <text:p text:style-name="P4"><text:span text:style-name="T3">optionally leaving identifier</text:span></text:p>
          <text:p text:style-name="P4"><text:span text:style-name="T3">variables se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 the median of the</text:span></text:p>
          <text:p text:style-name="P4"><text:span text:style-name="T3">values for the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Merge DataFrame objects by</text:span></text:p>
          <text:p text:style-name="P4"><text:span text:style-name="T3">performing a database-style</text:span></text:p>
          <text:p text:style-name="P4"><text:span text:style-name="T3">join operation by columns or</text:span></text:p>
          <text:p text:style-name="P4"><text:span text:style-name="T3">index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the memory usage of</text:span></text:p>
          <text:p text:style-name="P4"><text:span text:style-name="T3">each column in byt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min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mo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mod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mu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multiply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n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nlarges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notna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Modulo of dataframe and</text:span></text:p>
          <text:p text:style-name="P4"><text:span text:style-name="T3">other, element-wise (binary</text:span></text:p>
          <text:p text:style-name="P4"><text:span text:style-name="T3">operator mod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This method returns the</text:span></text:p>
          <text:p text:style-name="P4"><text:span text:style-name="T3">minimum of the values in the</text:span></text:p>
          <text:p text:style-name="P4"><text:span text:style-name="T3">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Multiplication of dataframe</text:span></text:p>
          <text:p text:style-name="P4"><text:span text:style-name="T3">and other, element-wise</text:span></text:p>
          <text:p text:style-name="P4"><text:span text:style-name="T3">(binary operator mul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Gets the mode(s) of each</text:span></text:p>
          <text:p text:style-name="P4"><text:span text:style-name="T3">element along the axis</text:span></text:p>
          <text:p text:style-name="P4"><text:span text:style-name="T3">selecte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Wrapper for flexible</text:span></text:p>
          <text:p text:style-name="P4"><text:span text:style-name="T3">comparison methods n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Multiplication of dataframe</text:span></text:p>
          <text:p text:style-name="P4"><text:span text:style-name="T3">and other, element-wise</text:span></text:p>
          <text:p text:style-name="P4"><text:span text:style-name="T3">(binary operator mul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Detect existing (non-missing)</text:span></text:p>
          <text:p text:style-name="P4"><text:span text:style-name="T3">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the first n rows</text:span></text:p>
          <text:p text:style-name="P4"><text:span text:style-name="T3">ordered by columns in</text:span></text:p>
          <text:p text:style-name="P4"><text:span text:style-name="T3">descending orde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notnul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nsmallest</text:span><text:span text:style-name="T3">(n, columns 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nunique</text:span><text:span text:style-name="T3">( [axis, dropna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pct_chang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6"><text:span text:style-name="T4">df.</text:span><text:span text:style-name="T5">pipe</text:span><text:span text:style-name="T4">(func, *args,</text:span></text:p>
          <text:p text:style-name="P5"><text:span text:style-name="T3">**kwarg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4">df.</text:span><text:span text:style-name="T5">pivot</text:span><text:span text:style-name="T4">( [index, columns,…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pivot_tabl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plo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Get the rows of a DataFrame</text:span></text:p>
          <text:p text:style-name="P4"><text:span text:style-name="T3">sorted by the n smallest</text:span></text:p>
          <text:p text:style-name="P4"><text:span text:style-name="T3">values of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Detect existing (non-missing)</text:span></text:p>
          <text:p text:style-name="P4"><text:span text:style-name="T3">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Percentage change between</text:span></text:p>
          <text:p text:style-name="P4"><text:span text:style-name="T3">the current and a prior</text:span></text:p>
          <text:p text:style-name="P4"><text:span text:style-name="T3">elemen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Series with number of</text:span></text:p>
          <text:p text:style-name="P4"><text:span text:style-name="T3">distinct observations over</text:span></text:p>
          <text:p text:style-name="P4"><text:span text:style-name="T3">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Return reshaped DataFrame</text:span></text:p>
          <text:p text:style-name="P4"><text:span text:style-name="T3">organized by given index /</text:span></text:p>
          <text:p text:style-name="P4"><text:span text:style-name="T3">column 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Apply func(self, *args,</text:span></text:p>
          <text:p text:style-name="P4"><text:span text:style-name="T3">**kwargs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Alias of</text:span></text:p>
          <text:p text:style-name="P4"><text:span text:style-name="T3">pandas.plotting</text:span></text:p>
          <text:p text:style-name="P4"><text:span text:style-name="T3">._core.FramePLotMethod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Create a spreadsheet-style</text:span></text:p>
          <text:p text:style-name="P4"><text:span text:style-name="T3">pivot table as a DataFra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pop</text:span><text:span text:style-name="T3">(ite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pow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4">df..</text:span><text:span text:style-name="T5">prod</text:span><text:span text:style-name="T4">( [axis, skipna, level, </text:span><text:span text:style-name="T3">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Exponential power of</text:span></text:p>
          <text:p text:style-name="P4"><text:span text:style-name="T3">dataframe and other,</text:span></text:p>
          <text:p text:style-name="P4"><text:span text:style-name="T3">element-wise (binary</text:span></text:p>
          <text:p text:style-name="P4"><text:span text:style-name="T3">operator pow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item and drop from</text:span></text:p>
          <text:p text:style-name="P4"><text:span text:style-name="T3">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the product of the</text:span></text:p>
          <text:p text:style-name="P4"><text:span text:style-name="T3">values for the requested ax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product</text:span><text:span text:style-name="T3">( [axis, skipna, 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quantile</text:span><text:span text:style-name="T3">( [q, axis, 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query</text:span><text:span text:style-name="T3">( expr[, inplace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4">df.</text:span><text:span text:style-name="T5">radd</text:span><text:span text:style-name="T4">( other[, axis, level,…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rank</text:span><text:span text:style-name="T3">( [axis, method,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4">df.</text:span><text:span text:style-name="T5">rdiv</text:span><text:span text:style-name="T4">( other[, axis, level,…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4">df.</text:span><text:span text:style-name="T5">reindex</text:span><text:span text:style-name="T4">( [labels, index, </text:span><text:span text:style-name="T3">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reindex_axis</text:span><text:span text:style-name="T3">( labels …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Return values at the given</text:span></text:p>
          <text:p text:style-name="P4"><text:span text:style-name="T3">quantile over requested axis,</text:span></text:p>
          <text:p text:style-name="P4"><text:span text:style-name="T3">a la numpy.percenti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the product of the</text:span></text:p>
          <text:p text:style-name="P4"><text:span text:style-name="T3">values for the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Addition of dataframe and</text:span></text:p>
          <text:p text:style-name="P4"><text:span text:style-name="T3">other, element-wise (binary</text:span></text:p>
          <text:p text:style-name="P4"><text:span text:style-name="T3">operator radd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Query the columns of a frame</text:span></text:p>
          <text:p text:style-name="P4"><text:span text:style-name="T3">with a boolean express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Floating division of dataframe</text:span></text:p>
          <text:p text:style-name="P4"><text:span text:style-name="T3">and other, element-wise</text:span></text:p>
          <text:p text:style-name="P4"><text:span text:style-name="T3">(binary operator rtruediv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Compute numerical data</text:span></text:p>
          <text:p text:style-name="P4"><text:span text:style-name="T3">ranks (1 through n) along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Conform input object to new</text:span></text:p>
          <text:p text:style-name="P4"><text:span text:style-name="T3">index with optional filling</text:span></text:p>
          <text:p text:style-name="P4"><text:span text:style-name="T3">logic, placing NA/NaN in</text:span></text:p>
          <text:p text:style-name="P4"><text:span text:style-name="T3">locations having no value in</text:span></text:p>
          <text:p text:style-name="P4"><text:span text:style-name="T3">the previous index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Conform DataFrame to new</text:span></text:p>
          <text:p text:style-name="P4"><text:span text:style-name="T3">index with optional filling</text:span></text:p>
          <text:p text:style-name="P4"><text:span text:style-name="T3">logic, placing NA/NaN in</text:span></text:p>
          <text:p text:style-name="P4"><text:span text:style-name="T3">locations having no value in</text:span></text:p>
          <text:p text:style-name="P4"><text:span text:style-name="T3">the previous index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reindex_like</text:span><text:span text:style-name="T3">( other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6"><text:span text:style-name="T4">df.</text:span><text:span text:style-name="T5">rename</text:span><text:span text:style-name="T4">( [mapper,</text:span></text:p>
          <text:p text:style-name="P5"><text:span text:style-name="T3">index,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rename_axis</text:span><text:span text:style-name="T3">( mapp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reorder_levels</text:span><text:span text:style-name="T3">( order 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replac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resampl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reset_inde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rfloordiv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Alter axes label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an object with</text:span></text:p>
          <text:p text:style-name="P4"><text:span text:style-name="T3">matching indices to myself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arrange index levels using</text:span></text:p>
          <text:p text:style-name="P4"><text:span text:style-name="T3">input orde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Alter the name of the index or</text:span></text:p>
          <text:p text:style-name="P4"><text:span text:style-name="T3">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Convenience method for</text:span></text:p>
          <text:p text:style-name="P4"><text:span text:style-name="T3">frequency conversion and</text:span></text:p>
          <text:p text:style-name="P4"><text:span text:style-name="T3">resampling of time seri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place values given in</text:span></text:p>
          <text:p text:style-name="P4"><text:span text:style-name="T3">to_replace with valu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Integer division of dataframe</text:span></text:p>
          <text:p text:style-name="P4"><text:span text:style-name="T3">and other, element-wise</text:span></text:p>
          <text:p text:style-name="P4"><text:span text:style-name="T3">(binary operator rfloordiv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For DataFrame with multilevel</text:span></text:p>
          <text:p text:style-name="P4"><text:span text:style-name="T3">index, return new</text:span></text:p>
          <text:p text:style-name="P4"><text:span text:style-name="T3">DataFrame with labeling</text:span></text:p>
          <text:p text:style-name="P4"><text:span text:style-name="T3">information in the columns</text:span></text:p>
          <text:p text:style-name="P4"><text:span text:style-name="T3">under the index names,</text:span></text:p>
          <text:p text:style-name="P4"><text:span text:style-name="T3">defaulting to ‘level_0’,</text:span></text:p>
          <text:p text:style-name="P4"><text:span text:style-name="T3">‘</text:span><text:span text:style-name="T3">level_1’, etc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rmo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rmu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rolling</text:span><text:span text:style-name="T3">(window …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round</text:span><text:span text:style-name="T3">( [decimals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rpow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rsub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rtruediv</text:span><text:span text:style-name="T3">( other[, axis,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4">df.</text:span><text:span text:style-name="T5">sample</text:span><text:span text:style-name="T4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Multiplication of dataframe</text:span></text:p>
          <text:p text:style-name="P4"><text:span text:style-name="T3">and other, element-wise</text:span></text:p>
          <text:p text:style-name="P4"><text:span text:style-name="T3">(binary operator rmul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Modulo of dataframe and</text:span></text:p>
          <text:p text:style-name="P4"><text:span text:style-name="T3">other, element-wise (binary</text:span></text:p>
          <text:p text:style-name="P4"><text:span text:style-name="T3">operator rmod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ound a DataFrame to a</text:span></text:p>
          <text:p text:style-name="P4"><text:span text:style-name="T3">variable number of decimal</text:span></text:p>
          <text:p text:style-name="P4"><text:span text:style-name="T3">plac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Provides rolling window</text:span></text:p>
          <text:p text:style-name="P4"><text:span text:style-name="T3">calcul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Subtraction of dataframe and</text:span></text:p>
          <text:p text:style-name="P4"><text:span text:style-name="T3">other, element-wise (binary</text:span></text:p>
          <text:p text:style-name="P4"><text:span text:style-name="T3">operator rsub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Exponential power of</text:span></text:p>
          <text:p text:style-name="P4"><text:span text:style-name="T3">dataframe and other,</text:span></text:p>
          <text:p text:style-name="P4"><text:span text:style-name="T3">element-wise (binary</text:span></text:p>
          <text:p text:style-name="P4"><text:span text:style-name="T3">operator rpow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Return a random sample of</text:span></text:p>
          <text:p text:style-name="P4"><text:span text:style-name="T3">items from an axis of 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Floating division of dataframe</text:span></text:p>
          <text:p text:style-name="P4"><text:span text:style-name="T3">and other, element-wise</text:span></text:p>
          <text:p text:style-name="P4"><text:span text:style-name="T3">(binary operator rtruediv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select_dtype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sem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set_axi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set_inde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shif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skew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slice_shif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sort_index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Return unbiased standard</text:span></text:p>
          <text:p text:style-name="P4"><text:span text:style-name="T3">error of the mean over</text:span></text:p>
          <text:p text:style-name="P4"><text:span text:style-name="T3">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a subset of the</text:span></text:p>
          <text:p text:style-name="P4"><text:span text:style-name="T3">DataFrame’s columns based</text:span></text:p>
          <text:p text:style-name="P4"><text:span text:style-name="T3">on the column dtyp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Set the DataFrame index (row</text:span></text:p>
          <text:p text:style-name="P4"><text:span text:style-name="T3">labels) using one or more</text:span></text:p>
          <text:p text:style-name="P4"><text:span text:style-name="T3">existing 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Assign desired index to given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Return unbiased skew over</text:span></text:p>
          <text:p text:style-name="P4"><text:span text:style-name="T3">requested axis Normalized by</text:span></text:p>
          <text:p text:style-name="P4"><text:span text:style-name="T3">N-1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Shift index by desired number</text:span></text:p>
          <text:p text:style-name="P4"><text:span text:style-name="T3">of periods with an optional</text:span></text:p>
          <text:p text:style-name="P4"><text:span text:style-name="T3">time freq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Sort object by labels (along an</text:span></text:p>
          <text:p text:style-name="P4"><text:span text:style-name="T3">Axis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Equivalent to shift without</text:span></text:p>
          <text:p text:style-name="P4"><text:span text:style-name="T3">copying data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sort_values</text:span><text:span text:style-name="T3">( by[, 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squeeze</text:span><text:span text:style-name="T3">( [axis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stack</text:span><text:span text:style-name="T3">( [level, dropna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st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sub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subtrac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sum</text:span><text:span text:style-name="T3">( [axis, skipna, 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swapaxes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Squeeze length 1 dimens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Sort by the values along</text:span></text:p>
          <text:p text:style-name="P4"><text:span text:style-name="T3">either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turn sample standard</text:span></text:p>
          <text:p text:style-name="P4"><text:span text:style-name="T3">deviation over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Stack the prescribed level(s)</text:span></text:p>
          <text:p text:style-name="P4"><text:span text:style-name="T3">from columns to index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Subtraction of dataframe and</text:span></text:p>
          <text:p text:style-name="P4"><text:span text:style-name="T3">other, element-wise (binary</text:span></text:p>
          <text:p text:style-name="P4"><text:span text:style-name="T3">operator sub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Subtraction of dataframe and</text:span></text:p>
          <text:p text:style-name="P4"><text:span text:style-name="T3">other, element-wise (binary</text:span></text:p>
          <text:p text:style-name="P4"><text:span text:style-name="T3">operator sub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Interchange axes and swap</text:span></text:p>
          <text:p text:style-name="P4"><text:span text:style-name="T3">values axes appropriately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turn the sum of the values</text:span></text:p>
          <text:p text:style-name="P4"><text:span text:style-name="T3">for the requested axi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swapleve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tail</text:span><text:span text:style-name="T3">( [n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tak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to_clipboar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to_csv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to_dens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to_dic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to_excel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Return the last n row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Swap levels i and j in a</text:span></text:p>
          <text:p text:style-name="P4"><text:span text:style-name="T3">MultiIndex on a particular</text:span></text:p>
          <text:p text:style-name="P4"><text:span text:style-name="T3">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Copy object to the system</text:span></text:p>
          <text:p text:style-name="P4"><text:span text:style-name="T3">clipboar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the elements in the</text:span></text:p>
          <text:p text:style-name="P9"><text:span text:style-name="T4">given </text:span><text:span text:style-name="T7">positional </text:span><text:span text:style-name="T4">indices along</text:span></text:p>
          <text:p text:style-name="P4"><text:span text:style-name="T3">an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Return dense representation</text:span></text:p>
          <text:p text:style-name="P4"><text:span text:style-name="T3">of NDFrame (as opposed to</text:span></text:p>
          <text:p text:style-name="P4"><text:span text:style-name="T3">spars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Write DataFrame to a </text:span></text:p>
          <text:p text:style-name="P4"><text:span text:style-name="T3">comma-separated</text:span></text:p>
          <text:p text:style-name="P4"><text:span text:style-name="T3">values (csv) fi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Write DataFrame to an excel</text:span></text:p>
          <text:p text:style-name="P4"><text:span text:style-name="T3">shee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Convert the DataFrame to a</text:span></text:p>
          <text:p text:style-name="P4"><text:span text:style-name="T3">dictionar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to_feather</text:span><text:span text:style-name="T3">(fnam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to_gbq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to_hdf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to_htm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to_json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to_latex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to_msgpack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to_parquet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1"><text:span text:style-name="T3">dWrite a DataFrame to a</text:span></text:p>
          <text:p><text:span text:style-name="T3">Google BigQuery tab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write out the binary </text:span></text:p>
          <text:p text:style-name="P4"><text:span text:style-name="T3">feather-format</text:span></text:p>
          <text:p text:style-name="P4"><text:span text:style-name="T3">for DataFram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nder a DataFrame as an</text:span></text:p>
          <text:p text:style-name="P4"><text:span text:style-name="T3">HTML tab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Write the contained data to</text:span></text:p>
          <text:p text:style-name="P4"><text:span text:style-name="T3">an HDF5 file using HDFStor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Render an object to a tabular</text:span></text:p>
          <text:p text:style-name="P4"><text:span text:style-name="T3">environment tab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Convert the object to a JSON</text:span></text:p>
          <text:p text:style-name="P4"><text:span text:style-name="T3">string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Write a DataFrame to the</text:span></text:p>
          <text:p text:style-name="P4"><text:span text:style-name="T3">binary parquet forma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msgpack (serialize) object to</text:span></text:p>
          <text:p text:style-name="P4"><text:span text:style-name="T3">input file path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to_period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to_pickl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to_records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to_spars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to_sql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to_stata</text:span><text:span text:style-name="T3">(fnam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to_string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to_timestamp</text:span><text:span text:style-name="T3">(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Pickle (serialize) object to</text:span></text:p>
          <text:p text:style-name="P4"><text:span text:style-name="T3">fi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Convert DataFrame from</text:span></text:p>
          <text:p text:style-name="P4"><text:span text:style-name="T3">DatetimeIndex to</text:span></text:p>
          <text:p text:style-name="P4"><text:span text:style-name="T3">PeriodIndex with desired</text:span></text:p>
          <text:p text:style-name="P4"><text:span text:style-name="T3">frequency (inferred from</text:span></text:p>
          <text:p text:style-name="P4"><text:span text:style-name="T3">index if not passed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Convert to Sparse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Convert DataFrame to a</text:span></text:p>
          <text:p text:style-name="P4"><text:span text:style-name="T3">NumPy record array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Export Stata binary dta fil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Write records stored in a</text:span></text:p>
          <text:p text:style-name="P4"><text:span text:style-name="T3">DataFrame to a SQL databas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Cast to DatetimeIndex of</text:span></text:p>
          <text:p text:style-name="P9"><text:span text:style-name="T4">timestamps, at </text:span><text:span text:style-name="T7">beginning </text:span><text:span text:style-name="T4">of</text:span></text:p>
          <text:p text:style-name="P4"><text:span text:style-name="T3">Perio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Render a DataFrame to a</text:span></text:p>
          <text:p text:style-name="P4"><text:span text:style-name="T3">console-friendly tabular</text:span></text:p>
          <text:p text:style-name="P4"><text:span text:style-name="T3">outpu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to_xarray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transform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transpose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truediv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truncate</text:span><text:span text:style-name="T3">( …]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5"><text:span text:style-name="T3">df.</text:span><text:span text:style-name="T5">tshift</text:span><text:span text:style-name="T3">( [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5"><text:span text:style-name="T3">df.</text:span><text:span text:style-name="T5">tz_convert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5"><text:span text:style-name="T3">df.</text:span><text:span text:style-name="T5">tz_localize</text:span><text:span text:style-name="T3">(tz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Call function producing </text:span></text:p>
          <text:p text:style-name="P4"><text:span text:style-name="T3">a likeindexed NDFrame </text:span></text:p>
          <text:p text:style-name="P4"><text:span text:style-name="T3">and return a NDFrame </text:span></text:p>
          <text:p text:style-name="P4"><text:span text:style-name="T3">with the</text:span></text:p>
          <text:p text:style-name="P4"><text:span text:style-name="T3">transformed valu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Return an xarray object from</text:span></text:p>
          <text:p text:style-name="P4"><text:span text:style-name="T3">the pandas objec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Floating division of dataframe</text:span></text:p>
          <text:p text:style-name="P4"><text:span text:style-name="T3">and other, element-wise</text:span></text:p>
          <text:p text:style-name="P4"><text:span text:style-name="T3">(binary operator truediv)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Transpose index and</text:span></text:p>
          <text:p text:style-name="P4"><text:span text:style-name="T3">colum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Shift the time index, using the</text:span></text:p>
          <text:p text:style-name="P4"><text:span text:style-name="T3">index’s frequency if availab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Truncate a Series or</text:span></text:p>
          <text:p text:style-name="P4"><text:span text:style-name="T3">DataFrame before and after</text:span></text:p>
          <text:p text:style-name="P4"><text:span text:style-name="T3">some index valu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Localize tz-naive TimeSeries</text:span></text:p>
          <text:p text:style-name="P4"><text:span text:style-name="T3">to target time zon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Convert tz-aware axis to</text:span></text:p>
          <text:p text:style-name="P4"><text:span text:style-name="T3">target time zon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5"><text:span text:style-name="T3">df.</text:span><text:span text:style-name="T5">unstack</text:span><text:span text:style-name="T3">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5"><text:span text:style-name="T3">df.</text:span><text:span text:style-name="T5">update</text:span><text:span text:style-name="T3">( other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5"><text:span text:style-name="T3">df.</text:span><text:span text:style-name="T5">var</text:span><text:span text:style-name="T3">(,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5"><text:span text:style-name="T3">df.</text:span><text:span text:style-name="T5">where</text:span><text:span text:style-name="T3">(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5"><text:span text:style-name="T3">df.</text:span><text:span text:style-name="T5">xs</text:span><text:span text:style-name="T3">(key[, axis, …]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Modify in place using non-NA</text:span></text:p>
          <text:p text:style-name="P4"><text:span text:style-name="T3">values from another</text:span></text:p>
          <text:p text:style-name="P4"><text:span text:style-name="T3">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Pivot a level of the</text:span></text:p>
          <text:p text:style-name="P4"><text:span text:style-name="T3">(necessarily hierarchical)</text:span></text:p>
          <text:p text:style-name="P4"><text:span text:style-name="T3">index labels, returning a</text:span></text:p>
          <text:p text:style-name="P4"><text:span text:style-name="T3">DataFrame having a new level</text:span></text:p>
          <text:p text:style-name="P4"><text:span text:style-name="T3">of column labels whose innermost</text:span></text:p>
          <text:p text:style-name="P4"><text:span text:style-name="T3">level consists of the</text:span></text:p>
          <text:p text:style-name="P4"><text:span text:style-name="T3">pivoted index label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Return an object of same</text:span></text:p>
          <text:p text:style-name="P4"><text:span text:style-name="T3">shape as self and whose</text:span></text:p>
          <text:p text:style-name="P4"><text:span text:style-name="T3">corresponding entries are</text:span></text:p>
          <text:p text:style-name="P4"><text:span text:style-name="T3">from self where cond is True</text:span></text:p>
          <text:p text:style-name="P4"><text:span text:style-name="T3">and otherwise are from othe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Return unbiased variance</text:span></text:p>
          <text:p text:style-name="P4"><text:span text:style-name="T3">over requested axi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Returns a cross-section</text:span></text:p>
          <text:p text:style-name="P4"><text:span text:style-name="T3">(row(s) or column(s)) from</text:span></text:p>
          <text:p text:style-name="P4"><text:span text:style-name="T3">the Series/DataFram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><text:span text:style-name="T3">df.</text:span><text:span text:style-name="T2">i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-Bold" svg:font-family="Cambria-Bold"/>
    <style:font-face style:name="Cambria-BoldItalic" svg:font-family="Cambria-BoldItali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cm" fo:margin-bottom="0cm" fo:text-indent="0cm"/>
      <style:text-properties fo:font-size="32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2cm" fo:margin-bottom="0cm" fo:text-indent="0cm"/>
      <style:text-properties fo:font-size="2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5cm" fo:margin-bottom="0cm" fo:text-indent="0cm"/>
      <style:text-properties fo:font-size="23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.5cm" fo:margin-bottom="2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199cm" svg:height="4.124cm" svg:x="2.4cm" svg:y="3.484cm" presentation:class="title" presentation:placeholder="true">
        <draw:text-box/>
      </draw:frame>
      <draw:frame presentation:style-name="Standard-outline1" draw:layer="backgroundobjects" svg:width="16.199cm" svg:height="14.325cm" svg:x="2.4cm" svg:y="8.279cm" presentation:class="outline" presentation:placeholder="true">
        <draw:text-box/>
      </draw:frame>
      <draw:frame presentation:style-name="Mpr1" draw:text-style-name="MP2" draw:layer="backgroundobjects" svg:width="4.193cm" svg:height="1.703cm" svg:x="2.4cm" svg:y="25.00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705cm" svg:height="1.703cm" svg:x="7.656cm" svg:y="25.00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193cm" svg:height="1.703cm" svg:x="14.406cm" svg:y="25.00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21:21:30.161000000</meta:creation-date>
    <dc:date>2019-07-06T22:57:49.714000000</dc:date>
    <meta:editing-duration>PT1H14M15S</meta:editing-duration>
    <meta:editing-cycles>38</meta:editing-cycles>
    <meta:generator>LibreOffice/5.4.7.2$Windows_X86_64 LibreOffice_project/c838ef25c16710f8838b1faec480ebba495259d0</meta:generator>
    <meta:print-date>2019-07-06T23:08:15.145000000</meta:print-date>
    <meta:document-statistic meta:object-count="581"/>
  </office:meta>
</office:document-meta>
</file>